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3861in" table:align="left"/>
    </style:style>
    <style:style style:name="Table1.A" style:family="table-column">
      <style:table-column-properties style:column-width="0.9479in"/>
    </style:style>
    <style:style style:name="Table1.B" style:family="table-column">
      <style:table-column-properties style:column-width="5.438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ff5cb" officeooo:paragraph-rsid="000ff5cb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able_20_Contents">
      <style:paragraph-properties fo:margin-top="0in" fo:margin-bottom="0.1965in" style:contextual-spacing="false"/>
    </style:style>
    <style:style style:name="P4" style:family="paragraph" style:parent-style-name="Standard">
      <style:text-properties officeooo:rsid="000ff5cb" officeooo:paragraph-rsid="000ff5cb"/>
    </style:style>
    <style:style style:name="P5" style:family="paragraph" style:parent-style-name="Standard">
      <style:text-properties officeooo:rsid="000ff5cb" officeooo:paragraph-rsid="000ff5cb" fo:background-color="#ffff00"/>
    </style:style>
    <style:style style:name="T1" style:family="text">
      <style:text-properties officeooo:rsid="001063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o remove <text:s/><text:span text:style-name="T1">inherit in </text:span>scaffold problem we can use <text:s/>this: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/></text:p>
          </table:table-cell>
          <table:table-cell table:style-name="Table1.A1" office:value-type="string">
            <text:p text:style-name="P3">in <text:span text:style-name="Source_20_Text">config/application.rb</text:span> add: </text:p>
            <text:p text:style-name="Preformatted_20_Text"><text:span text:style-name="Source_20_Text">#use rails scaffolding generator</text:span></text:p>
            <text:p text:style-name="P2"><text:span text:style-name="Source_20_Text">config.app_generators.scaffold_controller = :scaffold_controller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2:27:04.852427289</meta:creation-date>
    <dc:date>2017-05-01T13:32:05.854658068</dc:date>
    <meta:editing-duration>P0D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1" meta:paragraph-count="5" meta:word-count="20" meta:character-count="183" meta:non-whitespace-character-count="163"/>
  </office:meta>
</office:document-meta>
</file>